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NameEndpoint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NameEndpointResolver.resolveAvailableEndpoints( ComponentContext contex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NameEndpointResolver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NameEndpointResolver.InterfaceNameEndpointResolver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NameEndpointResolver.InterfaceNameEndpoi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faceNameEndpointResolver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